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50-5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BABYLON'S DESTRUCTION (50:1-3, 9-16, 21-27, 29-32, 35-46; 51:1-14, 20-33, 37-6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BABYLON'S DESTRUCTION (50:1-3, 9-16, 21-27, 29-32, 35-46; 51:1-14, 20-33, 37-64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urce (50:1-3, 9, 41-46; 51:1-6, 9-12, 20-24, 45-46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ource (50:1-3, 9, 41-46; 51:1-6, 9-12, 20-24, 45-46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one who directs it (50:9; 51:1-6, 9-12, 45-46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one who delivers it (50:1-3, 41-46; 51:20-24, 45-4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BABYLON'S DESTRUCTION (50:1-3, 9-16, 21-27, 29-32, 35-46; 51:1-14, 20-33, 37-64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source (50:1-3, 9, 41-46; 51:1-6, 9-12, 20-24, 45-46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sins (50:11, 32, 38; 51:7-8, 44, 47-51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sins (50:11, 32, 38; 51:7-8, 44, 47-51)<text:s text:c="1"/></text:span><text:span text:style-name="a534" text:class-names=""/></text:p>
          </draw:text-box>
          <svg:title/>
          <svg:desc/>
        </draw:frame>
        <draw:frame draw:id="id99" presentation:style-name="a552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She has plundered Judah, God's chosen people (50:11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She has defiled the Temple (51:51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She is proud (50:32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he is totally given over to idolatry (50:38; 51:7-8, 44, 47-50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6" draw:style-name="a553" draw:master-page-name="Master1-Layout12-tx-Title-and-Text" presentation:presentation-page-layout-name="Master1-PPL12" draw:id="Slide-261">
        <draw:frame draw:id="id100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BABYLON'S DESTRUCTION (50:1-3, 9-16, 21-27, 29-32, 35-46; 51:1-14, 20-33, 37-64)<text:s text:c="1"/></text:span><text:span text:style-name="a555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source (50:1-3, 9, 41-46; 51:1-6, 9-12, 20-24, 45-4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sins (50:11, 32, 38; 51:7-8, 44, 47-51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severity (50:10, 12-16, 21-27, 29-31, 35-37, 39-40; 51:13-14, 25-33, 37-43, 52-5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3-twoColTx-Title-and-2-Column-Text" presentation:presentation-page-layout-name="Master1-PPL13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severity (50:10, 12-16, 21-27, 29-31, 35-37, 39-40; 51:13-14, 25-33, 37-43, 52-58)<text:s text:c="1"/></text:span><text:span text:style-name="a573" text:class-names=""/></text:p>
          </draw:text-box>
          <svg:title/>
          <svg:desc/>
        </draw:frame>
        <draw:frame draw:id="id103" presentation:style-name="a594" draw:name="Text Placeholder 2" svg:x="1.38021in" svg:y="2in" svg:width="4.61632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Her walls will be leveled, and her gates will be burned (51:53-58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city will be utterly sacked (50:10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Her wise men will become fools (50:35-36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er young men and warriors will be killed (50:30-31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groans of her wounded will be heard throughout the land (51:5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  <draw:frame draw:id="id104" presentation:style-name="a616" draw:name="Text Placeholder 3" svg:x="6.16319in" svg:y="2in" svg:width="4.61632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Her horses will be slaughtered, and her chariots will be smashed (50:37).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r homeland will become a deserted wasteland (50:12-16, 21-27, 29; 51:27-3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Her city will be inhabited by wild animals (50:39; 51:37-43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Her city will be destroyed like Sodom, Gomorrah, and their neighboring towns (50:40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Her debris will never again be used for building (51:25-26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Her cities will be filled with enemies (51:13-1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2-tx-Title-and-Text" presentation:presentation-page-layout-name="Master1-PPL12" draw:id="Slide-263">
        <draw:frame draw:id="id105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BABYLON'S DESTRUCTION (50:1-3, 9-16, 21-27, 29-32, 35-46; 51:1-14, 20-33, 37-64)<text:s text:c="1"/></text:span><text:span text:style-name="a619" text:class-names=""/></text:p>
          </draw:text-box>
          <svg:title/>
          <svg:desc/>
        </draw:frame>
        <draw:frame draw:id="id106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source (50:1-3, 9, 41-46; 51:1-6, 9-12, 20-24, 45-4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sins (50:11, 32, 38; 51:7-8, 44, 47-5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severity (50:10, 12-16, 21-27, 29-31, 35-37, 39-40; 51:13-14, 25-33, 37-43, 52-58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ymbolic scroll (51:59-6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9" draw:style-name="a638" draw:master-page-name="Master1-Layout12-tx-Title-and-Text" presentation:presentation-page-layout-name="Master1-PPL12" draw:id="Slide-264">
        <draw:frame draw:id="id107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symbolic scroll (51:59-64)<text:s text:c="1"/></text:span><text:span text:style-name="a640" text:class-names=""/></text:p>
          </draw:text-box>
          <svg:title/>
          <svg:desc/>
        </draw:frame>
        <draw:frame draw:id="id108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individual (51:59)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information (51:6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instructions (51:61-64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0" draw:style-name="a656" draw:master-page-name="Master1-Layout12-tx-Title-and-Text" presentation:presentation-page-layout-name="Master1-PPL12" draw:id="Slide-265">
        <draw:frame draw:id="id109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BABYLON'S DESTRUCTION (50:1-3, 9-16, 21-27, 29-32, 35-46; 51:1-14, 20-33, 37-64)<text:s text:c="1"/></text:span><text:span text:style-name="a658" text:class-names=""/></text:p>
          </draw:text-box>
          <svg:title/>
          <svg:desc/>
        </draw:frame>
        <draw:frame draw:id="id110" presentation:style-name="a676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source (50:1-3, 9, 41-46; 51:1-6, 9-12, 20-24, 45-46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sins (50:11, 32, 38; 51:7-8, 44, 47-51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severity (50:10, 12-16, 21-27, 29-31, 35-37, 39-40; 51:13-14, 25-33, 37-43, 52-58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symbolic scroll (51:59-64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1" draw:style-name="a677" draw:master-page-name="Master1-Layout12-tx-Title-and-Text" presentation:presentation-page-layout-name="Master1-PPL12" draw:id="Slide-266">
        <draw:frame draw:id="id111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EREMIAH 50-51</text:span><text:span text:style-name="a679" text:class-names=""/></text:p>
          </draw:text-box>
          <svg:title/>
          <svg:desc/>
        </draw:frame>
        <draw:frame draw:id="id112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BABYLON'S DESTRUCTION (50:1-3, 9-16, 21-27, 29-32, 35-46; 51:1-14, 20-33, 37-64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ISRAEL'S DELIVERANCE (50:4-8, 17-20, 28, 33-34; 51:15-19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2" draw:style-name="a692" draw:master-page-name="Master1-Layout1-title-Title-Slide" presentation:presentation-page-layout-name="Master1-PPL1" draw:id="Slide-267">
        <draw:frame draw:id="id113" presentation:style-name="a696" draw:name="Title 1" svg:x="1.38in" svg:y="0.83in" svg:width="10.3in" svg:height="4.42in" presentation:class="title" presentation:placeholder="false">
          <draw:text-box>
            <text:p text:style-name="a695" text:class-names="" text:cond-style-name=""><text:span text:style-name="a693" text:class-names="">ISRAEL'S DELIVERANCE (50:4-8, 17-20, 28, 33-34; 51:15-19)<text:s text:c="1"/></text:span><text:span text:style-name="a694" text:class-names=""/></text:p>
          </draw:text-box>
          <svg:title/>
          <svg:desc/>
        </draw:frame>
        <draw:frame draw:id="id114" presentation:style-name="a701" draw:name="Subtitle 2" svg:x="1.38in" svg:y="5.25in" svg:width="10.3in" svg:height="1.85in" presentation:class="subtitle" presentation:placeholder="false">
          <draw:text-box>
            <text:p text:style-name="a698" text:class-names="" text:cond-style-name=""><text:span text:style-name="a697" text:class-names=""><text:s text:c="1"/>The sheep (50:4-8, 17-20, 28; 51:9-10, 35-36)<text:s text:c="1"/></text:span></text:p>
            <text:p text:style-name="a700" text:class-names="" text:cond-style-name=""><text:span text:style-name="a699" text:class-names=""/></text:p>
          </draw:text-box>
          <svg:title/>
          <svg:desc/>
        </draw:frame>
      </draw:page>
      <draw:page draw:name="Slide13" draw:style-name="a702" draw:master-page-name="Master1-Layout12-tx-Title-and-Text" presentation:presentation-page-layout-name="Master1-PPL12" draw:id="Slide-268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sheep (50:4-8, 17-20, 28; 51:9-10, 35-36)<text:s text:c="1"/></text:span><text:span text:style-name="a704" text:class-names=""/></text:p>
          </draw:text-box>
          <svg:title/>
          <svg:desc/>
        </draw:frame>
        <draw:frame draw:id="id116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y have been led astray by their own leaders (50:6-8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y are devoured by both the Assyrians and Babylonians (50:17-20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y will repent and be restored (50:4-5, 28; 51:10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4" draw:style-name="a720" draw:master-page-name="Master1-Layout12-tx-Title-and-Text" presentation:presentation-page-layout-name="Master1-PPL12" draw:id="Slide-269">
        <draw:frame draw:id="id117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ISRAEL'S DELIVERANCE (50:4-8, 17-20, 28, 33-34; 51:15-19)<text:s text:c="1"/></text:span><text:span text:style-name="a722" text:class-names=""/></text:p>
          </draw:text-box>
          <svg:title/>
          <svg:desc/>
        </draw:frame>
        <draw:frame draw:id="id118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sheep (50:4-8, 17-20, 28; 51:9-10, 35-3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shepherd (50:33-34; 51:15-1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5" draw:style-name="a735" draw:master-page-name="Master1-Layout12-tx-Title-and-Text" presentation:presentation-page-layout-name="Master1-PPL12" draw:id="Slide-270">
        <draw:frame draw:id="id119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The shepherd (50:33-34; 51:15-19)<text:s text:c="1"/></text:span><text:span text:style-name="a737" text:class-names=""/></text:p>
          </draw:text-box>
          <svg:title/>
          <svg:desc/>
        </draw:frame>
        <draw:frame draw:id="id120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"The one who redeems them is strong. His name is the LORD Almighty. He will defend them and give them rest again in Israel" (50:33-34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"He made the earth by his power, and he preserves it by his wisdom" (51:15-16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e alone, unlike the idols, is the true God (51:17-19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6" draw:style-name="a753" draw:master-page-name="Master1-Layout12-tx-Title-and-Text" presentation:presentation-page-layout-name="Master1-PPL12" draw:id="Slide-271">
        <draw:frame draw:id="id121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ISRAEL'S DELIVERANCE (50:4-8, 17-20, 28, 33-34; 51:15-19)<text:s text:c="1"/></text:span><text:span text:style-name="a755" text:class-names=""/></text:p>
          </draw:text-box>
          <svg:title/>
          <svg:desc/>
        </draw:frame>
        <draw:frame draw:id="id122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sheep (50:4-8, 17-20, 28; 51:9-10, 35-36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shepherd (50:33-34; 51:15-1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7" draw:style-name="a768" draw:master-page-name="Master1-Layout12-tx-Title-and-Text" presentation:presentation-page-layout-name="Master1-PPL12" draw:id="Slide-272">
        <draw:frame draw:id="id123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JEREMIAH 50-51</text:span><text:span text:style-name="a770" text:class-names=""/></text:p>
          </draw:text-box>
          <svg:title/>
          <svg:desc/>
        </draw:frame>
        <draw:frame draw:id="id124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BABYLON'S DESTRUCTION (50:1-3, 9-16, 21-27, 29-32, 35-46; 51:1-14, 20-33, 37-64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ISRAEL'S DELIVERANCE (50:4-8, 17-20, 28, 33-34; 51:15-1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50-51</dc:title>
    <meta:initial-creator>David STRICKLAND</meta:initial-creator>
    <dc:creator>David STRICKLAND</dc:creator>
    <meta:creation-date>2020-02-24T10:54:08Z</meta:creation-date>
    <dc:date>2020-02-24T10:54:08Z</dc:date>
    <meta:template xlink:href="BibleStudy" xlink:type="simple"/>
    <meta:editing-cycles>1</meta:editing-cycles>
    <meta:editing-duration>PT0S</meta:editing-duration>
    <meta:document-statistic meta:paragraph-count="67" meta:word-count="961"/>
  </office:meta>
</office:document-meta>
</file>